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ff0000" fo:font-size="72.000000000000000pt" fo:font-weight="normal"/>
    </style:style>
    <style:style style:name="T2" style:family="text">
      <style:text-properties fo:font-size="16.000000000000000pt" fo:font-weight="normal"/>
    </style:style>
    <style:style style:name="T3" style:family="text">
      <style:text-properties fo:font-size="72.000000000000000pt" fo:font-weight="normal"/>
    </style:style>
    <style:style style:name="T4" style:family="text">
      <style:text-properties fo:font-size="16.000000000000000pt" fo:font-weight="normal" style:text-position="sub"/>
    </style:style>
    <style:style style:name="T5" style:family="text"/>
    <style:style style:name="T6" style:family="text">
      <style:text-properties fo:font-size="72.000000000000000pt"/>
    </style:style>
    <style:style style:name="T7" style:family="text">
      <style:text-properties fo:font-size="16.000000000000000pt"/>
    </style:style>
    <style:style style:name="T8" style:family="text">
      <style:text-properties fo:font-size="16.000000000000000pt" style:text-position="sub"/>
    </style:style>
    <style:style style:name="T9" style:family="text">
      <style:text-properties fo:color="#ff0000" fo:font-size="72.000000000000000pt"/>
    </style:style>
    <style:style style:name="T10" style:family="text">
      <style:text-properties fo:color="#000cff" fo:font-size="72.000000000000000pt"/>
    </style:style>
    <style:style style:name="T11" style:family="text">
      <style:text-properties fo:font-weight="normal"/>
    </style:style>
    <style:style style:name="T12" style:family="text">
      <style:text-properties fo:color="#7c7c7c" fo:font-size="72.000000000000000pt" fo:font-weight="normal"/>
    </style:style>
    <style:style style:name="T13" style:family="text">
      <style:text-properties fo:font-size="16.000000000000000pt" fo:font-weight="normal" style:text-position="super"/>
    </style:style>
    <style:style style:name="T14" style:family="text">
      <style:text-properties fo:background-color="#ffffff" fo:font-size="72.000000000000000pt" fo:font-weight="normal"/>
    </style:style>
    <style:style style:name="T15" style:family="text">
      <style:text-properties fo:font-size="24.000000000000000pt" fo:font-weight="normal"/>
    </style:style>
    <style:style style:name="T16" style:family="text">
      <style:text-properties fo:font-size="24.000000000000000pt"/>
    </style:style>
    <style:style style:name="T17" style:family="text">
      <style:text-properties fo:font-size="28.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र्हिं र्कें र्कों</text:span></text:p>
      <text:p text:style-name="P1"><text:span text:style-name="T2">ReplaceWith</text:span></text:p>
      <text:p text:style-name="P1"><text:span text:style-name="T3">Ĳ <text:s/>श्री क्त न्न क्त्य क्त्र क्त्र्य</text:span></text:p>
      <text:p text:style-name="P1"><text:span text:style-name="T2">Replace fully (Devanagari KSsA, Sh</text:span><text:span text:style-name="T4">R</text:span><text:span text:style-name="T2">ii, JYa)</text:span></text:p>
      <text:p text:style-name="P1"><text:span text:style-name="T3">क्ष क्षि श्री जयज्य</text:span></text:p>
      <text:p text:style-name="P1"><text:span text:style-name="T2">Ru, Ruu, Rru, Rruu, Hu, Huu</text:span></text:p>
      <text:p text:style-name="P1"><text:span text:style-name="T3">रु रू ऱु ऱू हु हू</text:span></text:p>
      <text:p text:style-name="P1"><text:span text:style-name="T2">Nudge-Y with Reph (Devanagari TtK</text:span><text:span text:style-name="T4">R</text:span><text:span text:style-name="T2">a, TtTt</text:span><text:span text:style-name="T4">R</text:span><text:span text:style-name="T2">a, DdG</text:span><text:span text:style-name="T4">R</text:span><text:span text:style-name="T2">a)</text:span><text:span text:style-name="T5"><text:s/></text:span></text:p>
      <text:p text:style-name="P1"><text:span text:style-name="T2">Trigraph with Reph (ShC</text:span><text:span text:style-name="T4">R</text:span><text:span text:style-name="T2">a)</text:span></text:p>
      <text:p text:style-name="P1"><text:span text:style-name="T3">ट्क्र <text:s/>ट्ट्र <text:s/>ड्ग्र <text:s/>श्च्र</text:span></text:p>
      <text:p text:style-name="P1"><text:span text:style-name="T2">Tetragraph with Reph and open Ya (PTtRa, PTtRYa, D</text:span><text:span text:style-name="T4">R</text:span><text:span text:style-name="T2">Ya)</text:span></text:p>
      <text:p text:style-name="P1"><text:span text:style-name="T6">प्ट्र <text:s/>प्ट्र्य <text:s/>द्र्य</text:span></text:p>
      <text:p text:style-name="P1"><text:span text:style-name="T7">Open Ya (Kya, Ra+ZWJ+</text:span><text:span text:style-name="T8">V</text:span><text:span text:style-name="T7">+Ya)</text:span></text:p>
      <text:p text:style-name="P1"><text:span text:style-name="T6">क्य <text:s/>क्य्ल<text:s/></text:span><text:span text:style-name="T9"><text:s/></text:span><text:span text:style-name="T6">र‍्य <text:s/>र‍्य्व</text:span><text:span text:style-name="T9"><text:s text:c="2"/></text:span><text:span text:style-name="T10">र्य</text:span></text:p>
      <text:p text:style-name="P1"><text:span text:style-name="T2">Devanagari alternative SH forme (ShLa, ShVa, ShNa)</text:span></text:p>
      <text:p text:style-name="P1"><text:span text:style-name="T6">श्ल</text:span><text:span text:style-name="T9"><text:s/></text:span><text:span text:style-name="T6">श्व श्न</text:span></text:p>
      <text:p text:style-name="P1"><text:span text:style-name="T2">Devanagari Eyelash Ra (ISCII style mapping)</text:span></text:p>
      <text:p text:style-name="P1"><text:span text:style-name="T6">ऱ्ण र्‍<text:s/></text:span></text:p>
      <text:p text:style-name="P1"><text:span text:style-name="T2">Devanagari diacritics</text:span><text:span text:style-name="T11"><text:s/></text:span></text:p>
      <text:p text:style-name="P1"><text:span text:style-name="T3">लँ <text:s/>र्ज कँ पेके <text:s/>कऀ कं</text:span></text:p>
      <text:p text:style-name="P1"><text:span text:style-name="T3">र्श शे शँ श्चे कः य</text:span></text:p>
      <text:p text:style-name="P1"><text:span text:style-name="T3">कॣ<text:s/></text:span><text:span text:style-name="T12">ड्ग्रॣ</text:span></text:p>
      <text:p text:style-name="P1"><text:span text:style-name="T2">Contextual Visarga</text:span><text:span text:style-name="T11"><text:s/></text:span></text:p>
      <text:p text:style-name="P2"><text:span text:style-name="T3">नरः <text:s/>तपःफलम् पःप</text:span></text:p>
      <text:p text:style-name="P1"><text:span text:style-name="T2">Devanagari Rakaar (K</text:span><text:span text:style-name="T4">R</text:span><text:span text:style-name="T2">a, P</text:span><text:span text:style-name="T4">R</text:span><text:span text:style-name="T2">aJnyaA)</text:span></text:p>
      <text:p text:style-name="P1"><text:span text:style-name="T3">क्रा <text:s/>प्रज्ञा प्र्ज्ञा</text:span></text:p>
      <text:p text:style-name="P1"><text:span text:style-name="T2">Devanagari Complex Combinations (</text:span><text:span text:style-name="T13">R</text:span><text:span text:style-name="T2">DMi)</text:span></text:p>
      <text:p text:style-name="P1"><text:span text:style-name="T3">र्द्मि <text:s/>अर्थात</text:span></text:p>
      <text:p text:style-name="P1"><text:span text:style-name="T2">Marwari Dda ligatures (Dddda, Ddddha, Ddra, Ddya, Ddyja)</text:span></text:p>
      <text:p text:style-name="P2"><text:span text:style-name="T3">ॸ्ॸ ॸ्ढ ॸ्र ॸ्य ॸ्य्ज</text:span></text:p>
      <text:p text:style-name="P2"><text:span text:style-name="T2">Contextual Anusvara repositioning (needs Kotlin code as well)</text:span></text:p>
      <text:p text:style-name="P2"><text:span text:style-name="T3">हऺं हऻं हं<text:s/></text:span><text:span text:style-name="T14">हां</text:span><text:span text:style-name="T3"><text:s/>हिं हीं कीं</text:span></text:p>
      <text:p text:style-name="P2"><text:span text:style-name="T3">हॅं हॆं हॆं हें हैं<text:s/></text:span><text:span text:style-name="T14">हॉं हॊं हों हौं हॏं हॎं</text:span><text:span text:style-name="T3"><text:s/>र्हं<text:s/></text:span><text:span text:style-name="T1">र्हिं र्कें र्कों</text:span></text:p>
      <text:p text:style-name="P1"><text:span text:style-name="T2">Combining diacritics with IPA</text:span></text:p>
      <text:p text:style-name="P1"><text:span text:style-name="T15">pʰnɣɬɥi.m͡ŋχɫʍɨnaɸ.cθʊɫɯ.ɹɨɫʏ͡ɛx.ɯ͡ɣaxɲaɣɫ.ɸtʰɑɣɴ</text:span></text:p>
      <text:p text:style-name="P1"><text:span text:style-name="T15">a˥˩˨˥˦˧˩˨˦˥</text:span></text:p>
      <text:p text:style-name="P1"><text:span text:style-name="T16">ÔôO̸o̸O̷o̷Ɔ̛ɔ̛</text:span></text:p>
      <text:p text:style-name="P1"><text:span text:style-name="T2">Tamil rendering</text:span></text:p>
      <text:p text:style-name="P1"><text:span text:style-name="T17">எழுத்து வடிவங்களுக்கு வார்த்தைகள் மற்றும் வாக்கியங்கள் போலவே தொனி, ஒலி பண்பு, தன்மை உண்டு <text:s/>சீ ரீ ளீ வீ ஶூ நூ</text:span></text:p>
      <text:p text:style-name="P1"><text:span text:style-name="T2">Tamil ReplaceAll (Kssa, Shrii)</text:span></text:p>
      <text:p text:style-name="P2"><text:span text:style-name="T17">க்ஷ ஶ்ரீ</text:span></text:p>
      <text:p text:style-name="P1"><text:span text:style-name="T2">Thai rendering</text:span></text:p>
      <text:p text:style-name="P1"><text:span text:style-name="T1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2">Initial-Peak-Final Hangul</text:span></text:p>
      <text:p text:style-name="P1"><text:span text:style-name="T15">ᄀᆞᄅᆞᇝ ᄀᆞᅀᅢ 자거늘 밀므리 사ᄋᆞ리로ᄃᆡ 나거ᅀᅡ ᄌᆞᄆᆞ니ᅌᅵ다 셤 안해 자시ᇙ 제 한비 사ᄋᆞ리로ᄃᆡ 뷔어ᅀᅡ ᄌᆞᄆᆞ니ᅌᅵ다</text:span></text:p>
      <text:p text:style-name="P1"><text:span text:style-name="T15">시ᇙ <text:s/>시 <text:s/>싷 ᄒᆞ ᄃᆡ댇ᄃᆡᆮ 개ᇰ그ᇰ</text:span></text:p>
      <text:p text:style-name="P1"><text:span text:style-name="T15">쾅 ᄒᆞ는 소리 헨 “아이구, 베락 털어져ᇝ인가?” 영 걷어진 쥥은 몰르곡 경헨 나왕 보고들랑 영헤연 ᄇᆞᆰ도록 ᄌᆞᆷ ᄒᆞᆫᄌᆞᆷ들 안 잣수다 이 시간 동네 사람들.</text:span></text:p>
      <text:p text:style-name="P1"><text:span text:style-name="T2">Hentaigana</text:span></text:p>
      <text:p text:style-name="P1"><text:span text:style-name="T15">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1"><text:span text:style-name="T2">Sunda</text:span></text:p>
      <text:p text:style-name="P1"><text:span text:style-name="T16">ᮙᮛᮔᮨᮂᮔ ᮓᮤᮘᮨᮛᮨ ᮃᮊᮜ᮪ ᮏᮩᮀ ᮠᮒᮨ ᮔᮥᮛᮔᮤ, ᮎᮙ᮪ᮕᮥᮁ-ᮌᮅᮜ᮪ ᮏᮩᮀ ᮞᮞᮙᮔ ᮃᮚ ᮓᮤᮔ ᮞᮥᮙᮔᮨᮒ᮪ ᮓᮥᮓᮥᮜᮥᮛᮔ᮪</text:span></text:p>
      <text:p text:style-name="P3"/>
      <text:p text:style-name="P4"><text:span text:style-name="T7">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7">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7">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7">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7">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5">CJK Baseline</text:span></text:p>
      <text:p text:style-name="P5"><text:span text:style-name="T7">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7">말차Matcha抹茶まっちゃ</text:span></text:p>
      <text:p text:style-name="P4"><text:span text:style-name="T7">Pathological</text:span></text:p>
      <text:list text:style-name="L7" xml:id="list-b4ff8498-0e67-4780-828a-5ff9e5a82596">
        <text:list-item>
          <text:p text:style-name="P7"><text:span text:style-name="T5">a̴̵̷̸̹̺̻̼̽̾̿͂͆͊͋̓̈́̀̂̌̋̏̐̑̒̓̔̕̚</text:span></text:p>
        </text:list-item>
        <text:list-item>
          <text:p text:style-name="P7"><text:span text:style-name="T5">é é <text:s/>ḗ ḗ</text:span></text:p>
        </text:list-item>
        <text:list-item>
          <text:p text:style-name="P7"><text:span text:style-name="T5">a̰̤̥̬̹̜̟̠̤͡b̥̤͡d̪̚</text:span></text:p>
        </text:list-item>
        <text:list-item>
          <text:p text:style-name="P7"><text:span text:style-name="T5">AΑАԱᎪᴀᴀᎪ</text:span></text:p>
        </text:list-item>
        <text:list-item>
          <text:p text:style-name="P7"><text:span text:style-name="T5">ΡРP <text:s/>HНH <text:s/>ΟОO <text:s/>ΙІI</text:span></text:p>
        </text:list-item>
        <text:list-item>
          <text:p text:style-name="P7"><text:span text:style-name="T5">Й̆ Ё̈ ΐ ΰ</text:span></text:p>
        </text:list-item>
        <text:list-item>
          <text:p text:style-name="P7"><text:span text:style-name="T5">क्त्र ज्ञ श्र ह्न द्य द्व क्ष्य स्त्र</text:span></text:p>
        </text:list-item>
        <text:list-item>
          <text:p text:style-name="P7"><text:span text:style-name="T5">क़ ख़ ग़ ज़ फ़ ड़ ढ़</text:span></text:p>
        </text:list-item>
        <text:list-item>
          <text:p text:style-name="P7"><text:span text:style-name="T5">हिंदी संस्कृतः क्ष्ण्यं</text:span></text:p>
        </text:list-item>
        <text:list-item>
          <text:p text:style-name="P7"><text:span text:style-name="T5">किं किं कुं कुं कौं कौं<text:s/></text:span></text:p>
        </text:list-item>
        <text:list-item>
          <text:p text:style-name="P7"><text:span text:style-name="T5">각 각</text:span></text:p>
        </text:list-item>
        <text:list-item>
          <text:p text:style-name="P7"><text:span text:style-name="T5">ᄓᅶᇹ ᅟᅡᆮ ᄑᅠᆻ ᅟᅼᇣ ᄟᅠᇮ</text:span></text:p>
        </text:list-item>
        <text:list-item>
          <text:p text:style-name="P7"><text:span text:style-name="T5">ㄱᄀ ㅏᅡ ㅎᇂ</text:span></text:p>
        </text:list-item>
        <text:list-item>
          <text:p text:style-name="P7"><text:span text:style-name="T5">ァィゥェォャュョッヮ</text:span></text:p>
        </text:list-item>
        <text:list-item>
          <text:p text:style-name="P7"><text:span text:style-name="T5">ㇰㇱㇳㇴㇵㇶㇷㇸㇹ</text:span></text:p>
        </text:list-item>
        <text:list-item>
          <text:p text:style-name="P7"><text:span text:style-name="T5">𛅐𛅑𛅒</text:span></text:p>
        </text:list-item>
        <text:list-item>
          <text:p text:style-name="P7"><text:span text:style-name="T5">「『（［｛〈《【</text:span></text:p>
        </text:list-item>
        <text:list-item>
          <text:p text:style-name="P7"><text:span text:style-name="T5">』」）］｝〉》】</text:span></text:p>
        </text:list-item>
        <text:list-item>
          <text:p text:style-name="P7"><text:span text:style-name="T5">ABC ＡＢＣ 123 １２３ ｶﾀｶﾅ カタカナ</text:span></text:p>
        </text:list-item>
        <text:list-item>
          <text:p text:style-name="P7"><text:span text:style-name="T5">เก็งก้างก๊วนก๋วยเตี๋ยว</text:span></text:p>
        </text:list-item>
        <text:list-item>
          <text:p text:style-name="P7"><text:span text:style-name="T5">ก่้๊๋</text:span></text:p>
        </text:list-item>
        <text:list-item>
          <text:p text:style-name="P7"><text:span text:style-name="T5">க்ஷ க்ஷீ கௌ ஶ்ரீ ஸ்ரீ</text:span></text:p>
        </text:list-item>
        <text:list-item>
          <text:p text:style-name="P7"><text:span text:style-name="T5">கீ கூ கே கை கோ கௌ</text:span></text:p>
        </text:list-item>
        <text:list-item>
          <text:p text:style-name="P7"><text:span text:style-name="T5">ԱԲԳԴԵ աբգդե</text:span></text:p>
        </text:list-item>
        <text:list-item>
          <text:p text:style-name="P7"><text:span text:style-name="T5">აბგდევზ თჳშჶ</text:span></text:p>
        </text:list-item>
        <text:list-item>
          <text:p text:style-name="P7"><text:span text:style-name="T5">ᵐbʰa᷄t̪ʲʷː</text:span></text:p>
        </text:list-item>
        <text:list-item>
          <text:p text:style-name="P7"><text:span text:style-name="T5">H₂O CO₂ xⁿ yₓ aⁱⱼ</text:span></text:p>
        </text:list-item>
        <text:list-item>
          <text:p text:style-name="P7"><text:span text:style-name="T5">x̄ⁿ̱</text:span></text:p>
        </text:list-item>
        <text:list-item>
          <text:p text:style-name="P7"><text:span text:style-name="T5">$ € £ ¥ ₩ ₽ ₹ ₺ ₫ ₴ ₦</text:span></text:p>
        </text:list-item>
        <text:list-item>
          <text:p text:style-name="P7"><text:span text:style-name="T5">₩123,456.78 <text:s text:c="2"/>₹१२३,४५६.७८</text:span></text:p>
        </text:list-item>
        <text:list-item>
          <text:p text:style-name="P7"><text:span text:style-name="T5">⠁⠃⠉⠙⠑⠋⠛⠓⠊⠚</text:span></text:p>
        </text:list-item>
        <text:list-item>
          <text:p text:style-name="P7"><text:span text:style-name="T5">⠅⠇⠍⠝⠕⠏⠟⠗⠎⠞</text:span></text:p>
        </text:list-item>
        <text:list-item>
          <text:p text:style-name="P7"/>
        </text:list-item>
        <text:list-item>
          <text:p text:style-name="P7"><text:span text:style-name="T5">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Footnote" style:display-name="Footnote" style:family="paragraph" style:next-style-name=""/>
    <style:style style:name="Bibliography_20misc" style:display-name="Bibliography misc" style:family="paragraph"/>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Bibliography_20inbook" style:display-name="Bibliography inbook" style:family="paragraph"/>
    <style:style style:name="Bibliography_20proceedings" style:display-name="Bibliography proceedings" style:family="paragraph"/>
    <style:style style:name="Contents_202" style:display-name="Contents 2" style:family="paragraph">
      <style:paragraph-properties fo:margin-left="8.000000000000000pt"/>
    </style:style>
    <style:style style:name="Bibliography_20mastersthesis" style:display-name="Bibliography mastersthesis" style:family="paragraph"/>
    <style:style style:name="Contents_205" style:display-name="Contents 5" style:family="paragraph">
      <style:paragraph-properties fo:margin-left="32.000000000000000pt"/>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Bibliography_20phdthesis" style:display-name="Bibliography phdthesis" style:family="paragraph"/>
    <style:style style:name="Bibliography_20custom3" style:display-name="Bibliography custom3" style:family="paragraph"/>
    <style:style style:name="Contents_204" style:display-name="Contents 4" style:family="paragraph">
      <style:paragraph-properties fo:margin-left="24.000000000000000pt"/>
    </style:style>
    <style:style style:name="Bibliography_20unpublished" style:display-name="Bibliography unpublished" style:family="paragraph"/>
    <style:style style:name="Bibliography_20email" style:display-name="Bibliography email" style:family="paragraph"/>
    <style:style style:name="Bibliography_20inproceedings" style:display-name="Bibliography inproceedings" style:family="paragraph"/>
    <style:style style:name="Standard" style:display-name="Standard" style:family="paragraph">
      <style:text-properties fo:font-size="12.000000000000000pt"/>
    </style:style>
    <style:style style:name="Bibliography_20manual" style:display-name="Bibliography manual" style:family="paragraph"/>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9" style:display-name="Contents 9" style:family="paragraph">
      <style:paragraph-properties fo:margin-left="64.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Contents_208" style:display-name="Contents 8" style:family="paragraph">
      <style:paragraph-properties fo:margin-left="56.000000000000000pt"/>
    </style:style>
    <style:style style:name="Bibliography_20techreport" style:display-name="Bibliography techreport" style:family="paragraph"/>
    <style:style style:name="Contents_206" style:display-name="Contents 6" style:family="paragraph">
      <style:paragraph-properties fo:margin-left="40.000000000000000pt"/>
    </style:style>
    <style:style style:name="Bibliography_20www" style:display-name="Bibliography www" style:family="paragraph"/>
    <style:style style:name="Contents_2010" style:display-name="Contents 10" style:family="paragraph">
      <style:paragraph-properties fo:margin-left="72.000000000000000pt"/>
    </style:style>
    <style:style style:name="Bibliography_20custom2" style:display-name="Bibliography custom2" style:family="paragraph"/>
    <style:style style:name="Contents_207" style:display-name="Contents 7" style:family="paragraph">
      <style:paragraph-properties fo:margin-left="48.000000000000000pt"/>
    </style:style>
    <style:style style:name="Bibliography_20journal" style:display-name="Bibliography journal" style:family="paragraph"/>
    <style:style style:name="Bibliography_20custom5" style:display-name="Bibliography custom5" style:family="paragraph"/>
    <style:style style:name="A1" style:display-name="A1" style:family="paragraph">
      <style:text-properties fo:color="#000000" fo:font-family="Sans Serif" fo:font-size="12.000000000000000pt"/>
    </style:style>
    <style:style style:name="Bibliography_20custom1" style:display-name="Bibliography custom1" style:family="paragraph"/>
    <style:style style:name="Bibliography_20booklet" style:display-name="Bibliography booklet" style:family="paragraph"/>
    <style:style style:name="Bibliography_20conference" style:display-name="Bibliography conference" style:family="paragraph"/>
    <style:style style:name="Bibliography_20incollection" style:display-name="Bibliography incollection" style:family="paragraph"/>
    <style:style style:name="Bibliography_20article" style:display-name="Bibliography article" style:family="paragraph"/>
    <style:style style:name="Bibliography_20book" style:display-name="Bibliography book" style:family="paragraph"/>
    <style:style style:name="Bibliography_20custom4" style:display-name="Bibliography custom4" style:family="paragraph"/>
    <style:style style:name="Footnote_20Symbol" style:display-name="Footnote Symbol" style:family="text"/>
    <style:style style:name="Endnote_20Symbol" style:display-name="Endnote Symbol" style:family="text"/>
    <style:style style:name="Endnote_20anchor" style:display-name="Endnote anchor" style:family="text">
      <style:text-properties style:text-position="super"/>
    </style:style>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30</meta:editing-cycles>
    <dc:date>2026-03-04T08:12:42</dc:date>
    <meta:creation-date>2008-08-22T11:41:04</meta:creation-date>
    <dc:creator>Toꝛvald</dc:creator>
  </office:meta>
</office:document-meta>
</file>